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0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3.903cm"/>
    </style:style>
    <style:style style:name="co4" style:family="table-column">
      <style:table-column-properties fo:break-before="auto" style:column-width="3.508cm"/>
    </style:style>
    <style:style style:name="co5" style:family="table-column">
      <style:table-column-properties fo:break-before="auto" style:column-width="4.163cm"/>
    </style:style>
    <style:style style:name="co6" style:family="table-column">
      <style:table-column-properties fo:break-before="auto" style:column-width="3.314cm"/>
    </style:style>
    <style:style style:name="co7" style:family="table-column">
      <style:table-column-properties fo:break-before="auto" style:column-width="2.919cm"/>
    </style:style>
    <style:style style:name="co8" style:family="table-column">
      <style:table-column-properties fo:break-before="auto" style:column-width="1.44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7.406cm" svg:y="9.582cm">
            <draw:object draw:notify-on-update-of-ranges="Sheet1.G22:Sheet1.G22 Sheet1.G23:Sheet1.G26 Sheet1.H22:Sheet1.H22 Sheet1.H23:Sheet1.H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3 Trainingsamples</text:p>
          </table:table-cell>
          <table:table-cell table:number-columns-repeated="3"/>
          <table:table-cell office:value-type="string" calcext:value-type="string">
            <text:p>6 Trainingsamples</text:p>
          </table:table-cell>
          <table:table-cell table:number-columns-repeated="3"/>
          <table:table-cell office:value-type="string" calcext:value-type="string">
            <text:p>12 Trainingsamples</text:p>
          </table:table-cell>
          <table:table-cell table:number-columns-repeated="3"/>
          <table:table-cell office:value-type="string" calcext:value-type="string">
            <text:p>24 Trainingsamp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Predictions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Magnitude</text:p>
          </table:table-cell>
          <table:table-cell office:value-type="string" calcext:value-type="string">
            <text:p>Predictions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Magnitude</text:p>
          </table:table-cell>
          <table:table-cell office:value-type="string" calcext:value-type="string">
            <text:p>Predictions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Magnitude</text:p>
          </table:table-cell>
          <table:table-cell office:value-type="string" calcext:value-type="string">
            <text:p>Predictions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style-name="ce1" office:value-type="float" office:value="2.31780921911096" calcext:value-type="float">
            <text:p>2.3178092191</text:p>
          </table:table-cell>
          <table:table-cell table:style-name="ce1" office:value-type="float" office:value="2.83456934087447" calcext:value-type="float">
            <text:p>2.8345693409</text:p>
          </table:table-cell>
          <table:table-cell table:formula="of:=ABS([.A3]-[.B3])/[.B3]" office:value-type="float" office:value="0.18230639635864" calcext:value-type="float">
            <text:p>0.1823063964</text:p>
          </table:table-cell>
          <table:table-cell/>
          <table:table-cell office:value-type="float" office:value="2.12430506481881" calcext:value-type="float">
            <text:p>2.1243050648</text:p>
          </table:table-cell>
          <table:table-cell office:value-type="float" office:value="2.04648082527208" calcext:value-type="float">
            <text:p>2.0464808253</text:p>
          </table:table-cell>
          <table:table-cell office:value-type="float" office:value="3.80283257901439" calcext:value-type="float">
            <text:p>3.802832579</text:p>
          </table:table-cell>
          <table:table-cell/>
          <table:table-cell office:value-type="float" office:value="2.15023767415853" calcext:value-type="float">
            <text:p>2.1502376742</text:p>
          </table:table-cell>
          <table:table-cell office:value-type="float" office:value="2.13891707316325" calcext:value-type="float">
            <text:p>2.1389170732</text:p>
          </table:table-cell>
          <table:table-cell office:value-type="float" office:value="0.52926787753075" calcext:value-type="float">
            <text:p>0.5292678775</text:p>
          </table:table-cell>
          <table:table-cell/>
          <table:table-cell office:value-type="float" office:value="2.56159325140402" calcext:value-type="float">
            <text:p>2.5615932514</text:p>
          </table:table-cell>
          <table:table-cell office:value-type="float" office:value="2.5118255964448" calcext:value-type="float">
            <text:p>2.5118255964</text:p>
          </table:table-cell>
          <table:table-cell office:value-type="float" office:value="1.98133401577154" calcext:value-type="float">
            <text:p>1.9813340158</text:p>
          </table:table-cell>
          <table:table-cell/>
        </table:table-row>
        <table:table-row table:style-name="ro1">
          <table:table-cell table:style-name="ce1" office:value-type="float" office:value="3.23757622635832" calcext:value-type="float">
            <text:p>3.2375762264</text:p>
          </table:table-cell>
          <table:table-cell table:style-name="ce1" office:value-type="float" office:value="2.7514280039021" calcext:value-type="float">
            <text:p>2.7514280039</text:p>
          </table:table-cell>
          <table:table-cell table:formula="of:=ABS([.A4]-[.B4])/[.B4]" office:value-type="float" office:value="0.176689421553736" calcext:value-type="float">
            <text:p>0.1766894216</text:p>
          </table:table-cell>
          <table:table-cell/>
          <table:table-cell office:value-type="float" office:value="1.7685584578101" calcext:value-type="float">
            <text:p>1.7685584578</text:p>
          </table:table-cell>
          <table:table-cell office:value-type="float" office:value="1.84999774439905" calcext:value-type="float">
            <text:p>1.8499977444</text:p>
          </table:table-cell>
          <table:table-cell office:value-type="float" office:value="4.40212896667086" calcext:value-type="float">
            <text:p>4.4021289667</text:p>
          </table:table-cell>
          <table:table-cell/>
          <table:table-cell office:value-type="float" office:value="2.25833111691867" calcext:value-type="float">
            <text:p>2.2583311169</text:p>
          </table:table-cell>
          <table:table-cell office:value-type="float" office:value="2.23862379279098" calcext:value-type="float">
            <text:p>2.2386237928</text:p>
          </table:table-cell>
          <table:table-cell office:value-type="float" office:value="0.880332112574932" calcext:value-type="float">
            <text:p>0.8803321126</text:p>
          </table:table-cell>
          <table:table-cell/>
          <table:table-cell office:value-type="float" office:value="2.1957482884238" calcext:value-type="float">
            <text:p>2.1957482884</text:p>
          </table:table-cell>
          <table:table-cell office:value-type="float" office:value="2.26812325136497" calcext:value-type="float">
            <text:p>2.2681232514</text:p>
          </table:table-cell>
          <table:table-cell office:value-type="float" office:value="3.19096252364692" calcext:value-type="float">
            <text:p>3.1909625236</text:p>
          </table:table-cell>
          <table:table-cell/>
        </table:table-row>
        <table:table-row table:style-name="ro1">
          <table:table-cell table:style-name="ce1" office:value-type="float" office:value="3.61781257606849" calcext:value-type="float">
            <text:p>3.6178125761</text:p>
          </table:table-cell>
          <table:table-cell table:style-name="ce1" office:value-type="float" office:value="3.00512689599962" calcext:value-type="float">
            <text:p>3.005126896</text:p>
          </table:table-cell>
          <table:table-cell table:formula="of:=ABS([.A5]-[.B5])/[.B5]" office:value-type="float" office:value="0.203880135938508" calcext:value-type="float">
            <text:p>0.2038801359</text:p>
          </table:table-cell>
          <table:table-cell/>
          <table:table-cell office:value-type="float" office:value="1.82386139507234" calcext:value-type="float">
            <text:p>1.8238613951</text:p>
          </table:table-cell>
          <table:table-cell office:value-type="float" office:value="1.78078551037398" calcext:value-type="float">
            <text:p>1.7807855104</text:p>
          </table:table-cell>
          <table:table-cell table:style-name="ce2" office:value-type="float" office:value="2.41892605523906" calcext:value-type="float">
            <text:p>2.4189260552</text:p>
          </table:table-cell>
          <table:table-cell/>
          <table:table-cell office:value-type="float" office:value="2.08170387758352" calcext:value-type="float">
            <text:p>2.0817038776</text:p>
          </table:table-cell>
          <table:table-cell office:value-type="float" office:value="2.08907664920931" calcext:value-type="float">
            <text:p>2.0890766492</text:p>
          </table:table-cell>
          <table:table-cell office:value-type="float" office:value="0.352920110834044" calcext:value-type="float">
            <text:p>0.3529201108</text:p>
          </table:table-cell>
          <table:table-cell/>
          <table:table-cell office:value-type="float" office:value="1.78617741749362" calcext:value-type="float">
            <text:p>1.7861774175</text:p>
          </table:table-cell>
          <table:table-cell office:value-type="float" office:value="1.81396562341526" calcext:value-type="float">
            <text:p>1.8139656234</text:p>
          </table:table-cell>
          <table:table-cell office:value-type="float" office:value="1.53190366801583" calcext:value-type="float">
            <text:p>1.531903668</text:p>
          </table:table-cell>
          <table:table-cell/>
        </table:table-row>
        <table:table-row table:style-name="ro1">
          <table:table-cell table:style-name="ce1" office:value-type="float" office:value="2.21602733211185" calcext:value-type="float">
            <text:p>2.2160273321</text:p>
          </table:table-cell>
          <table:table-cell table:style-name="ce1" office:value-type="float" office:value="1.44532994812656" calcext:value-type="float">
            <text:p>1.4453299481</text:p>
          </table:table-cell>
          <table:table-cell table:formula="of:=ABS([.A6]-[.B6])/[.B6]" office:value-type="float" office:value="0.533232833779078" calcext:value-type="float">
            <text:p>0.5332328338</text:p>
          </table:table-cell>
          <table:table-cell/>
          <table:table-cell office:value-type="float" office:value="1.93234711747792" calcext:value-type="float">
            <text:p>1.9323471175</text:p>
          </table:table-cell>
          <table:table-cell office:value-type="float" office:value="1.90199555530034" calcext:value-type="float">
            <text:p>1.9019955553</text:p>
          </table:table-cell>
          <table:table-cell table:style-name="ce2" office:value-type="float" office:value="1.59577461119751" calcext:value-type="float">
            <text:p>1.5957746112</text:p>
          </table:table-cell>
          <table:table-cell/>
          <table:table-cell office:value-type="float" office:value="1.72530433602028" calcext:value-type="float">
            <text:p>1.725304336</text:p>
          </table:table-cell>
          <table:table-cell office:value-type="float" office:value="1.67238917807336" calcext:value-type="float">
            <text:p>1.6723891781</text:p>
          </table:table-cell>
          <table:table-cell office:value-type="float" office:value="3.16404570423494" calcext:value-type="float">
            <text:p>3.1640457042</text:p>
          </table:table-cell>
          <table:table-cell/>
          <table:table-cell office:value-type="float" office:value="1.87250970480076" calcext:value-type="float">
            <text:p>1.8725097048</text:p>
          </table:table-cell>
          <table:table-cell office:value-type="float" office:value="1.8583351465393" calcext:value-type="float">
            <text:p>1.8583351465</text:p>
          </table:table-cell>
          <table:table-cell office:value-type="float" office:value="0.762755754141232" calcext:value-type="float">
            <text:p>0.7627557541</text:p>
          </table:table-cell>
          <table:table-cell/>
        </table:table-row>
        <table:table-row table:style-name="ro1">
          <table:table-cell table:style-name="ce1" office:value-type="float" office:value="1.96725730955515" calcext:value-type="float">
            <text:p>1.9672573096</text:p>
          </table:table-cell>
          <table:table-cell table:style-name="ce1" office:value-type="float" office:value="1.95679229086633" calcext:value-type="float">
            <text:p>1.9567922909</text:p>
          </table:table-cell>
          <table:table-cell table:formula="of:=ABS([.A7]-[.B7])/[.B7]" office:value-type="float" office:value="0.0053480477911045" calcext:value-type="float">
            <text:p>0.0053480478</text:p>
          </table:table-cell>
          <table:table-cell/>
          <table:table-cell office:value-type="float" office:value="2.27254560152674" calcext:value-type="float">
            <text:p>2.2725456015</text:p>
          </table:table-cell>
          <table:table-cell office:value-type="float" office:value="2.26111007171799" calcext:value-type="float">
            <text:p>2.2611100717</text:p>
          </table:table-cell>
          <table:table-cell table:style-name="ce2" office:value-type="float" office:value="0.505748479553625" calcext:value-type="float">
            <text:p>0.5057484796</text:p>
          </table:table-cell>
          <table:table-cell/>
          <table:table-cell office:value-type="float" office:value="1.58489156482708" calcext:value-type="float">
            <text:p>1.5848915648</text:p>
          </table:table-cell>
          <table:table-cell office:value-type="float" office:value="1.48913366796953" calcext:value-type="float">
            <text:p>1.489133668</text:p>
          </table:table-cell>
          <table:table-cell office:value-type="float" office:value="6.43044334550019" calcext:value-type="float">
            <text:p>6.4304433455</text:p>
          </table:table-cell>
          <table:table-cell/>
          <table:table-cell office:value-type="float" office:value="1.99705901996237" calcext:value-type="float">
            <text:p>1.99705902</text:p>
          </table:table-cell>
          <table:table-cell office:value-type="float" office:value="1.98574932361931" calcext:value-type="float">
            <text:p>1.9857493236</text:p>
          </table:table-cell>
          <table:table-cell office:value-type="float" office:value="0.569543003668029" calcext:value-type="float">
            <text:p>0.5695430037</text:p>
          </table:table-cell>
          <table:table-cell/>
        </table:table-row>
        <table:table-row table:style-name="ro1">
          <table:table-cell table:style-name="ce1" office:value-type="float" office:value="2.42109133020113" calcext:value-type="float">
            <text:p>2.4210913302</text:p>
          </table:table-cell>
          <table:table-cell table:style-name="ce1" office:value-type="float" office:value="1.94868116135267" calcext:value-type="float">
            <text:p>1.9486811614</text:p>
          </table:table-cell>
          <table:table-cell table:formula="of:=ABS([.A8]-[.B8])/[.B8]" office:value-type="float" office:value="0.242425584142526" calcext:value-type="float">
            <text:p>0.2424255841</text:p>
          </table:table-cell>
          <table:table-cell/>
          <table:table-cell office:value-type="float" office:value="2.24258135034887" calcext:value-type="float">
            <text:p>2.2425813503</text:p>
          </table:table-cell>
          <table:table-cell office:value-type="float" office:value="2.19482211461591" calcext:value-type="float">
            <text:p>2.1948221146</text:p>
          </table:table-cell>
          <table:table-cell table:style-name="ce2" office:value-type="float" office:value="2.17599574083563" calcext:value-type="float">
            <text:p>2.1759957408</text:p>
          </table:table-cell>
          <table:table-cell/>
          <table:table-cell office:value-type="float" office:value="1.90106811475729" calcext:value-type="float">
            <text:p>1.9010681148</text:p>
          </table:table-cell>
          <table:table-cell office:value-type="float" office:value="1.87280846600719" calcext:value-type="float">
            <text:p>1.872808466</text:p>
          </table:table-cell>
          <table:table-cell office:value-type="float" office:value="1.50894494888506" calcext:value-type="float">
            <text:p>1.5089449489</text:p>
          </table:table-cell>
          <table:table-cell/>
          <table:table-cell office:value-type="float" office:value="1.86751744490393" calcext:value-type="float">
            <text:p>1.8675174449</text:p>
          </table:table-cell>
          <table:table-cell office:value-type="float" office:value="1.90078395499016" calcext:value-type="float">
            <text:p>1.900783955</text:p>
          </table:table-cell>
          <table:table-cell office:value-type="float" office:value="1.75014682751812" calcext:value-type="float">
            <text:p>1.7501468275</text:p>
          </table:table-cell>
          <table:table-cell/>
        </table:table-row>
        <table:table-row table:style-name="ro1">
          <table:table-cell table:style-name="ce1" office:value-type="float" office:value="2.49265253732642" calcext:value-type="float">
            <text:p>2.4926525373</text:p>
          </table:table-cell>
          <table:table-cell table:style-name="ce1" office:value-type="float" office:value="2.35973388158031" calcext:value-type="float">
            <text:p>2.3597338816</text:p>
          </table:table-cell>
          <table:table-cell table:formula="of:=ABS([.A9]-[.B9])/[.B9]" office:value-type="float" office:value="0.0563278159387573" calcext:value-type="float">
            <text:p>0.0563278159</text:p>
          </table:table-cell>
          <table:table-cell/>
          <table:table-cell office:value-type="float" office:value="1.90025673955775" calcext:value-type="float">
            <text:p>1.9002567396</text:p>
          </table:table-cell>
          <table:table-cell office:value-type="float" office:value="1.91577284814449" calcext:value-type="float">
            <text:p>1.9157728481</text:p>
          </table:table-cell>
          <table:table-cell table:style-name="ce2" office:value-type="float" office:value="0.809913795456825" calcext:value-type="float">
            <text:p>0.8099137955</text:p>
          </table:table-cell>
          <table:table-cell/>
          <table:table-cell office:value-type="float" office:value="1.86638408281276" calcext:value-type="float">
            <text:p>1.8663840828</text:p>
          </table:table-cell>
          <table:table-cell office:value-type="float" office:value="1.83516940935502" calcext:value-type="float">
            <text:p>1.8351694094</text:p>
          </table:table-cell>
          <table:table-cell office:value-type="float" office:value="1.70091509255844" calcext:value-type="float">
            <text:p>1.7009150926</text:p>
          </table:table-cell>
          <table:table-cell/>
          <table:table-cell office:value-type="float" office:value="1.80782105832779" calcext:value-type="float">
            <text:p>1.8078210583</text:p>
          </table:table-cell>
          <table:table-cell office:value-type="float" office:value="1.80440522865676" calcext:value-type="float">
            <text:p>1.8044052287</text:p>
          </table:table-cell>
          <table:table-cell office:value-type="float" office:value="0.189305019559109" calcext:value-type="float">
            <text:p>0.1893050196</text:p>
          </table:table-cell>
          <table:table-cell/>
        </table:table-row>
        <table:table-row table:style-name="ro1">
          <table:table-cell table:style-name="ce1" office:value-type="float" office:value="1.85882368973469" calcext:value-type="float">
            <text:p>1.8588236897</text:p>
          </table:table-cell>
          <table:table-cell table:style-name="ce1" office:value-type="float" office:value="1.75838726452071" calcext:value-type="float">
            <text:p>1.7583872645</text:p>
          </table:table-cell>
          <table:table-cell table:formula="of:=ABS([.A10]-[.B10])/[.B10]" office:value-type="float" office:value="0.057118489902937" calcext:value-type="float">
            <text:p>0.0571184899</text:p>
          </table:table-cell>
          <table:table-cell/>
          <table:table-cell office:value-type="float" office:value="2.10384567009317" calcext:value-type="float">
            <text:p>2.1038456701</text:p>
          </table:table-cell>
          <table:table-cell office:value-type="float" office:value="2.1289093895707" calcext:value-type="float">
            <text:p>2.1289093896</text:p>
          </table:table-cell>
          <table:table-cell table:style-name="ce2" office:value-type="float" office:value="1.17730325209337" calcext:value-type="float">
            <text:p>1.1773032521</text:p>
          </table:table-cell>
          <table:table-cell/>
          <table:table-cell office:value-type="float" office:value="2.13129163142216" calcext:value-type="float">
            <text:p>2.1312916314</text:p>
          </table:table-cell>
          <table:table-cell office:value-type="float" office:value="2.10076646548751" calcext:value-type="float">
            <text:p>2.1007664655</text:p>
          </table:table-cell>
          <table:table-cell office:value-type="float" office:value="1.45304899121977" calcext:value-type="float">
            <text:p>1.4530489912</text:p>
          </table:table-cell>
          <table:table-cell/>
          <table:table-cell office:value-type="float" office:value="1.94753532393665" calcext:value-type="float">
            <text:p>1.9475353239</text:p>
          </table:table-cell>
          <table:table-cell office:value-type="float" office:value="1.95030236927803" calcext:value-type="float">
            <text:p>1.9503023693</text:p>
          </table:table-cell>
          <table:table-cell office:value-type="float" office:value="0.141877761365145" calcext:value-type="float">
            <text:p>0.1418777614</text:p>
          </table:table-cell>
          <table:table-cell/>
        </table:table-row>
        <table:table-row table:style-name="ro1">
          <table:table-cell table:style-name="ce1" office:value-type="float" office:value="2.24031860013745" calcext:value-type="float">
            <text:p>2.2403186001</text:p>
          </table:table-cell>
          <table:table-cell table:style-name="ce1" office:value-type="float" office:value="1.79565992620507" calcext:value-type="float">
            <text:p>1.7956599262</text:p>
          </table:table-cell>
          <table:table-cell table:formula="of:=ABS([.A11]-[.B11])/[.B11]" office:value-type="float" office:value="0.247629669428617" calcext:value-type="float">
            <text:p>0.2476296694</text:p>
          </table:table-cell>
          <table:table-cell/>
          <table:table-cell office:value-type="float" office:value="2.03814358757822" calcext:value-type="float">
            <text:p>2.0381435876</text:p>
          </table:table-cell>
          <table:table-cell office:value-type="float" office:value="2.03940619898372" calcext:value-type="float">
            <text:p>2.039406199</text:p>
          </table:table-cell>
          <table:table-cell table:style-name="ce2" office:value-type="float" office:value="0.0619107368666846" calcext:value-type="float">
            <text:p>0.0619107369</text:p>
          </table:table-cell>
          <table:table-cell/>
          <table:table-cell office:value-type="float" office:value="2.50878700261941" calcext:value-type="float">
            <text:p>2.5087870026</text:p>
          </table:table-cell>
          <table:table-cell office:value-type="float" office:value="2.44949362990977" calcext:value-type="float">
            <text:p>2.4494936299</text:p>
          </table:table-cell>
          <table:table-cell office:value-type="float" office:value="2.42063796311338" calcext:value-type="float">
            <text:p>2.4206379631</text:p>
          </table:table-cell>
          <table:table-cell/>
          <table:table-cell office:value-type="float" office:value="1.89230298522587" calcext:value-type="float">
            <text:p>1.8923029852</text:p>
          </table:table-cell>
          <table:table-cell office:value-type="float" office:value="1.95376805790052" calcext:value-type="float">
            <text:p>1.9537680579</text:p>
          </table:table-cell>
          <table:table-cell office:value-type="float" office:value="3.14597592207026" calcext:value-type="float">
            <text:p>3.1459759221</text:p>
          </table:table-cell>
          <table:table-cell/>
        </table:table-row>
        <table:table-row table:style-name="ro1">
          <table:table-cell table:style-name="ce1" office:value-type="float" office:value="1.50033020185997" calcext:value-type="float">
            <text:p>1.5003302019</text:p>
          </table:table-cell>
          <table:table-cell table:style-name="ce1" office:value-type="float" office:value="1.0194890236333" calcext:value-type="float">
            <text:p>1.0194890236</text:p>
          </table:table-cell>
          <table:table-cell table:formula="of:=ABS([.A12]-[.B12])/[.B12]" office:value-type="float" office:value="0.47164919590113" calcext:value-type="float">
            <text:p>0.4716491959</text:p>
          </table:table-cell>
          <table:table-cell/>
          <table:table-cell office:value-type="float" office:value="2.00012339751313" calcext:value-type="float">
            <text:p>2.0001233975</text:p>
          </table:table-cell>
          <table:table-cell office:value-type="float" office:value="1.94839845177586" calcext:value-type="float">
            <text:p>1.9483984518</text:p>
          </table:table-cell>
          <table:table-cell table:style-name="ce2" office:value-type="float" office:value="2.65474167720287" calcext:value-type="float">
            <text:p>2.6547416772</text:p>
          </table:table-cell>
          <table:table-cell/>
          <table:table-cell office:value-type="float" office:value="2.02335332352749" calcext:value-type="float">
            <text:p>2.0233533235</text:p>
          </table:table-cell>
          <table:table-cell office:value-type="float" office:value="2.02540104140258" calcext:value-type="float">
            <text:p>2.0254010414</text:p>
          </table:table-cell>
          <table:table-cell office:value-type="float" office:value="0.101101847645285" calcext:value-type="float">
            <text:p>0.1011018476</text:p>
          </table:table-cell>
          <table:table-cell/>
          <table:table-cell office:value-type="float" office:value="2.08419341628239" calcext:value-type="float">
            <text:p>2.0841934163</text:p>
          </table:table-cell>
          <table:table-cell office:value-type="float" office:value="2.08708522490832" calcext:value-type="float">
            <text:p>2.0870852249</text:p>
          </table:table-cell>
          <table:table-cell office:value-type="float" office:value="0.138557285127459" calcext:value-type="float">
            <text:p>0.13855728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22369231841041" calcext:value-type="float">
            <text:p>2.2236923184</text:p>
          </table:table-cell>
          <table:table-cell office:value-type="float" office:value="2.26794991390788" calcext:value-type="float">
            <text:p>2.2679499139</text:p>
          </table:table-cell>
          <table:table-cell table:style-name="ce2" office:value-type="float" office:value="1.95143619469123" calcext:value-type="float">
            <text:p>1.9514361947</text:p>
          </table:table-cell>
          <table:table-cell/>
          <table:table-cell office:value-type="float" office:value="2.01619944288898" calcext:value-type="float">
            <text:p>2.0161994429</text:p>
          </table:table-cell>
          <table:table-cell office:value-type="float" office:value="2.07251694992347" calcext:value-type="float">
            <text:p>2.0725169499</text:p>
          </table:table-cell>
          <table:table-cell office:value-type="float" office:value="2.71734844130303" calcext:value-type="float">
            <text:p>2.7173484413</text:p>
          </table:table-cell>
          <table:table-cell/>
          <table:table-cell office:value-type="float" office:value="2.19582782461824" calcext:value-type="float">
            <text:p>2.1958278246</text:p>
          </table:table-cell>
          <table:table-cell office:value-type="float" office:value="2.23479369280775" calcext:value-type="float">
            <text:p>2.2347936928</text:p>
          </table:table-cell>
          <table:table-cell office:value-type="float" office:value="1.74360023991946" calcext:value-type="float">
            <text:p>1.74360023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25462366176565" calcext:value-type="float">
            <text:p>2.2546236618</text:p>
          </table:table-cell>
          <table:table-cell office:value-type="float" office:value="2.05154321629952" calcext:value-type="float">
            <text:p>2.0515432163</text:p>
          </table:table-cell>
          <table:table-cell table:style-name="ce2" office:value-type="float" office:value="9.89891140740597" calcext:value-type="float">
            <text:p>9.8989114074</text:p>
          </table:table-cell>
          <table:table-cell/>
          <table:table-cell office:value-type="float" office:value="1.96656374104222" calcext:value-type="float">
            <text:p>1.966563741</text:p>
          </table:table-cell>
          <table:table-cell office:value-type="float" office:value="1.94047286068752" calcext:value-type="float">
            <text:p>1.9404728607</text:p>
          </table:table-cell>
          <table:table-cell office:value-type="float" office:value="1.34456301261812" calcext:value-type="float">
            <text:p>1.3445630126</text:p>
          </table:table-cell>
          <table:table-cell/>
          <table:table-cell office:value-type="float" office:value="1.95695818554474" calcext:value-type="float">
            <text:p>1.9569581855</text:p>
          </table:table-cell>
          <table:table-cell office:value-type="float" office:value="1.980959248394" calcext:value-type="float">
            <text:p>1.9809592484</text:p>
          </table:table-cell>
          <table:table-cell office:value-type="float" office:value="1.21158791472994" calcext:value-type="float">
            <text:p>1.21158791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81526906017134" calcext:value-type="float">
            <text:p>1.8152690602</text:p>
          </table:table-cell>
          <table:table-cell office:value-type="float" office:value="1.84105790665467" calcext:value-type="float">
            <text:p>1.8410579067</text:p>
          </table:table-cell>
          <table:table-cell table:style-name="ce2" office:value-type="float" office:value="1.40076237635541" calcext:value-type="float">
            <text:p>1.4007623764</text:p>
          </table:table-cell>
          <table:table-cell/>
          <table:table-cell office:value-type="float" office:value="2.12383726717431" calcext:value-type="float">
            <text:p>2.1238372672</text:p>
          </table:table-cell>
          <table:table-cell office:value-type="float" office:value="2.1687057663973" calcext:value-type="float">
            <text:p>2.1687057664</text:p>
          </table:table-cell>
          <table:table-cell office:value-type="float" office:value="2.06890671469591" calcext:value-type="float">
            <text:p>2.0689067147</text:p>
          </table:table-cell>
          <table:table-cell/>
          <table:table-cell office:value-type="float" office:value="1.80571297910594" calcext:value-type="float">
            <text:p>1.8057129791</text:p>
          </table:table-cell>
          <table:table-cell office:value-type="float" office:value="1.82406986864234" calcext:value-type="float">
            <text:p>1.8240698686</text:p>
          </table:table-cell>
          <table:table-cell office:value-type="float" office:value="1.00636986838991" calcext:value-type="float">
            <text:p>1.00636986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31604246993199" calcext:value-type="float">
            <text:p>2.3160424699</text:p>
          </table:table-cell>
          <table:table-cell office:value-type="float" office:value="2.25408179279385" calcext:value-type="float">
            <text:p>2.2540817928</text:p>
          </table:table-cell>
          <table:table-cell table:style-name="ce2" office:value-type="float" office:value="2.74882115352809" calcext:value-type="float">
            <text:p>2.7488211535</text:p>
          </table:table-cell>
          <table:table-cell table:number-columns-repeated="5"/>
          <table:table-cell office:value-type="float" office:value="1.91084428387253" calcext:value-type="float">
            <text:p>1.9108442839</text:p>
          </table:table-cell>
          <table:table-cell office:value-type="float" office:value="1.9046216674826" calcext:value-type="float">
            <text:p>1.9046216675</text:p>
          </table:table-cell>
          <table:table-cell office:value-type="float" office:value="0.326711414459353" calcext:value-type="float">
            <text:p>0.326711414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.00733802899015" calcext:value-type="float">
            <text:p>2.007338029</text:p>
          </table:table-cell>
          <table:table-cell office:value-type="float" office:value="2.03335422092706" calcext:value-type="float">
            <text:p>2.0333542209</text:p>
          </table:table-cell>
          <table:table-cell office:value-type="float" office:value="1.27947170587146" calcext:value-type="float">
            <text:p>1.2794717059</text:p>
          </table:table-cell>
          <table:table-cell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2.35672222889455" calcext:value-type="float">
            <text:p>2.3567222289</text:p>
          </table:table-cell>
          <table:table-cell office:value-type="float" office:value="2.297246502698" calcext:value-type="float">
            <text:p>2.2972465027</text:p>
          </table:table-cell>
          <table:table-cell office:value-type="float" office:value="2.58900061994669" calcext:value-type="float">
            <text:p>2.5890006199</text:p>
          </table:table-cell>
          <table:table-cell table:number-columns-repeated="3"/>
          <table:table-cell office:value-type="string" calcext:value-type="string">
            <text:p>Trainingssamples</text:p>
          </table:table-cell>
          <table:table-cell office:value-type="string" calcext:value-type="string">
            <text:p>Mean error</text:p>
          </table:table-cell>
          <table:table-cell table:number-columns-repeated="8"/>
        </table:table-row>
        <table:table-row table:style-name="ro1">
          <table:table-cell office:value-type="float" office:value="2.39104719316306" calcext:value-type="float">
            <text:p>2.3910471932</text:p>
          </table:table-cell>
          <table:table-cell office:value-type="float" office:value="2.34773061383581" calcext:value-type="float">
            <text:p>2.3477306138</text:p>
          </table:table-cell>
          <table:table-cell office:value-type="float" office:value="1.84504044339595" calcext:value-type="float">
            <text:p>1.845040443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7649824505" calcext:value-type="float">
            <text:p>3.7649824505</text:p>
          </table:table-cell>
          <table:table-cell table:number-columns-repeated="8"/>
        </table:table-row>
        <table:table-row table:style-name="ro1">
          <table:table-cell office:value-type="float" office:value="2.55217826205651" calcext:value-type="float">
            <text:p>2.5521782621</text:p>
          </table:table-cell>
          <table:table-cell office:value-type="float" office:value="2.51103290504469" calcext:value-type="float">
            <text:p>2.511032905</text:p>
          </table:table-cell>
          <table:table-cell office:value-type="float" office:value="1.63858294844143" calcext:value-type="float">
            <text:p>1.63858294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AVERAGE([.G3:.G16])" office:value-type="float" office:value="2.54322907329368" calcext:value-type="float">
            <text:p>2.5432290733</text:p>
          </table:table-cell>
          <table:table-cell table:number-columns-repeated="8"/>
        </table:table-row>
        <table:table-row table:style-name="ro1">
          <table:table-cell office:value-type="float" office:value="2.10898986978673" calcext:value-type="float">
            <text:p>2.1089898698</text:p>
          </table:table-cell>
          <table:table-cell office:value-type="float" office:value="2.11639325551899" calcext:value-type="float">
            <text:p>2.1163932555</text:p>
          </table:table-cell>
          <table:table-cell office:value-type="float" office:value="0.349811440428291" calcext:value-type="float">
            <text:p>0.349811440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AVERAGE([.K3:.K17])" office:value-type="float" office:value="1.89788278174722" calcext:value-type="float">
            <text:p>1.8978827817</text:p>
          </table:table-cell>
          <table:table-cell table:number-columns-repeated="8"/>
        </table:table-row>
        <table:table-row table:style-name="ro1">
          <table:table-cell office:value-type="float" office:value="2.04484188534609" calcext:value-type="float">
            <text:p>2.0448418853</text:p>
          </table:table-cell>
          <table:table-cell office:value-type="float" office:value="1.96945977024297" calcext:value-type="float">
            <text:p>1.9694597702</text:p>
          </table:table-cell>
          <table:table-cell office:value-type="float" office:value="3.82755292807135" calcext:value-type="float">
            <text:p>3.827552928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AVERAGE([.O3:.O12])" office:value-type="float" office:value="1.34023617808836" calcext:value-type="float">
            <text:p>1.3402361781</text:p>
          </table:table-cell>
          <table:table-cell table:number-columns-repeated="8"/>
        </table:table-row>
        <table:table-row table:style-name="ro1">
          <table:table-cell office:value-type="float" office:value="2.33051784340412" calcext:value-type="float">
            <text:p>2.3305178434</text:p>
          </table:table-cell>
          <table:table-cell office:value-type="float" office:value="2.23797221914519" calcext:value-type="float">
            <text:p>2.2379722191</text:p>
          </table:table-cell>
          <table:table-cell office:value-type="float" office:value="4.13524455161809" calcext:value-type="float">
            <text:p>4.1352445516</text:p>
          </table:table-cell>
          <table:table-cell table:number-columns-repeated="13"/>
        </table:table-row>
        <table:table-row table:style-name="ro1">
          <table:table-cell office:value-type="float" office:value="1.87794206380144" calcext:value-type="float">
            <text:p>1.8779420638</text:p>
          </table:table-cell>
          <table:table-cell office:value-type="float" office:value="1.84982372797441" calcext:value-type="float">
            <text:p>1.849823728</text:p>
          </table:table-cell>
          <table:table-cell office:value-type="float" office:value="1.52005487884108" calcext:value-type="float">
            <text:p>1.5200548788</text:p>
          </table:table-cell>
          <table:table-cell table:number-columns-repeated="13"/>
        </table:table-row>
        <table:table-row table:style-name="ro1">
          <table:table-cell office:value-type="float" office:value="2.10795155137968" calcext:value-type="float">
            <text:p>2.1079515514</text:p>
          </table:table-cell>
          <table:table-cell office:value-type="float" office:value="2.07994034492946" calcext:value-type="float">
            <text:p>2.0799403449</text:p>
          </table:table-cell>
          <table:table-cell office:value-type="float" office:value="1.34673124248522" calcext:value-type="float">
            <text:p>1.3467312425</text:p>
          </table:table-cell>
          <table:table-cell table:number-columns-repeated="13"/>
        </table:table-row>
        <table:table-row table:style-name="ro1">
          <table:table-cell office:value-type="float" office:value="1.77546339475558" calcext:value-type="float">
            <text:p>1.7754633948</text:p>
          </table:table-cell>
          <table:table-cell office:value-type="float" office:value="1.72418086221349" calcext:value-type="float">
            <text:p>1.7241808622</text:p>
          </table:table-cell>
          <table:table-cell office:value-type="float" office:value="2.97431282680296" calcext:value-type="float">
            <text:p>2.9743128268</text:p>
          </table:table-cell>
          <table:table-cell table:number-columns-repeated="13"/>
        </table:table-row>
        <table:table-row table:style-name="ro1">
          <table:table-cell office:value-type="float" office:value="1.96016304561935" calcext:value-type="float">
            <text:p>1.9601630456</text:p>
          </table:table-cell>
          <table:table-cell office:value-type="float" office:value="1.91803493696136" calcext:value-type="float">
            <text:p>1.918034937</text:p>
          </table:table-cell>
          <table:table-cell office:value-type="float" office:value="2.1964202969486" calcext:value-type="float">
            <text:p>2.1964202969</text:p>
          </table:table-cell>
          <table:table-cell table:number-columns-repeated="13"/>
        </table:table-row>
        <table:table-row table:style-name="ro1">
          <table:table-cell office:value-type="float" office:value="1.86169123195053" calcext:value-type="float">
            <text:p>1.861691232</text:p>
          </table:table-cell>
          <table:table-cell office:value-type="float" office:value="1.94959428940211" calcext:value-type="float">
            <text:p>1.9495942894</text:p>
          </table:table-cell>
          <table:table-cell office:value-type="float" office:value="4.5087871835392" calcext:value-type="float">
            <text:p>4.5087871835</text:p>
          </table:table-cell>
          <table:table-cell table:number-columns-repeated="13"/>
        </table:table-row>
        <table:table-row table:style-name="ro1">
          <table:table-cell office:value-type="float" office:value="1.91015900592409" calcext:value-type="float">
            <text:p>1.9101590059</text:p>
          </table:table-cell>
          <table:table-cell office:value-type="float" office:value="1.87429682528348" calcext:value-type="float">
            <text:p>1.8742968253</text:p>
          </table:table-cell>
          <table:table-cell office:value-type="float" office:value="1.91336719759921" calcext:value-type="float">
            <text:p>1.9133671976</text:p>
          </table:table-cell>
          <table:table-cell table:number-columns-repeated="13"/>
        </table:table-row>
        <table:table-row table:style-name="ro1">
          <table:table-cell office:value-type="float" office:value="1.99268555325653" calcext:value-type="float">
            <text:p>1.9926855533</text:p>
          </table:table-cell>
          <table:table-cell office:value-type="float" office:value="1.94431311166528" calcext:value-type="float">
            <text:p>1.9443131117</text:p>
          </table:table-cell>
          <table:table-cell office:value-type="float" office:value="2.48789360628329" calcext:value-type="float">
            <text:p>2.4878936063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formula="of:=AVERAGE([.C22:.C34])" office:value-type="float" office:value="2.41021539726164" calcext:value-type="float">
            <text:p>2.410215397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15:45:10.434607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rin Jahr</meta:initial-creator>
    <meta:creation-date>2015-02-18T13:20:17.293320586</meta:creation-date>
    <dc:date>2015-02-18T20:50:20.917682040</dc:date>
    <dc:creator>Katrin Jahr</dc:creator>
    <meta:editing-duration>PT4H30M1S</meta:editing-duration>
    <meta:editing-cycles>5</meta:editing-cycles>
    <meta:generator>LibreOffice/4.2.7.2$Linux_X86_64 LibreOffice_project/420m0$Build-2</meta:generator>
    <meta:document-statistic meta:table-count="1" meta:cell-count="2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4cm" svg:y="4.189cm" style:legend-expansion="high" chart:style-name="ch2"/>
        <chart:plot-area chart:style-name="ch3" table:cell-range-address="Sheet1.G22:Sheet1.H26" chart:data-source-has-labels="row" svg:x="0.32cm" svg:y="0.18cm" svg:width="12.904cm" svg:height="8.64cm">
          <chartooo:coordinate-region svg:x="1.057cm" svg:y="0.391cm" svg:width="11.966cm" svg:height="7.7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3:Sheet1.H26" chart:label-cell-address="Sheet1.H22:Sheet1.H22" chart:class="chart:scatter">
            <chart:domain table:cell-range-address="Sheet1.G23:Sheet1.G2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ean error</text:p>
                <draw:g>
                  <svg:desc>Sheet1.H22:Sheet1.H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G23:Sheet1.G26</svg:desc>
                </draw:g>
              </table:table-cell>
              <table:table-cell office:value-type="float" office:value="3.7649824505">
                <text:p>3.7649824505</text:p>
                <draw:g>
                  <svg:desc>Sheet1.H23:Sheet1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.54322907329368">
                <text:p>2.54322907329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.89788278174722">
                <text:p>1.89788278174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.34023617808836">
                <text:p>1.34023617808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